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7437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<text:s/>Percent Misclassification</text:p>
          </table:table-cell>
          <table:table-cell office:value-type="string">
            <text:p><text:s/>Training MSE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04312668463612">
            <text:p>0.9043126685</text:p>
          </table:table-cell>
          <table:table-cell office:value-type="float" office:value="0.95113013686604">
            <text:p>0.951130136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05660377358491">
            <text:p>0.9056603774</text:p>
          </table:table-cell>
          <table:table-cell office:value-type="float" office:value="0.912057441205642">
            <text:p>0.9120574412</text:p>
          </table:table-cell>
          <table:table-cell table:number-columns-repeated="2"/>
          <table:table-cell table:style-name="ce1" office:value-type="string">
            <text:p>Time to train (in seconds): 4.8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02964959568733">
            <text:p>0.9029649596</text:p>
          </table:table-cell>
          <table:table-cell office:value-type="float" office:value="0.911036601708771">
            <text:p>0.9110366017</text:p>
          </table:table-cell>
          <table:table-cell table:number-columns-repeated="2"/>
          <table:table-cell table:style-name="ce1" office:value-type="string">
            <text:p>Training set accuracy: 0.75741239892183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88140161725067">
            <text:p>0.8881401617</text:p>
          </table:table-cell>
          <table:table-cell office:value-type="float" office:value="0.908830621706028">
            <text:p>0.9088306217</text:p>
          </table:table-cell>
          <table:table-cell table:number-columns-repeated="2"/>
          <table:table-cell table:style-name="ce1" office:value-type="string">
            <text:p>Test set accuracy: 0.66532258064516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59838274932615">
            <text:p>0.8598382749</text:p>
          </table:table-cell>
          <table:table-cell office:value-type="float" office:value="0.903258971793817">
            <text:p>0.903258971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08625336927224">
            <text:p>0.8086253369</text:p>
          </table:table-cell>
          <table:table-cell office:value-type="float" office:value="0.888481490941833">
            <text:p>0.888481490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07277628032345">
            <text:p>0.807277628</text:p>
          </table:table-cell>
          <table:table-cell office:value-type="float" office:value="0.860123452723813">
            <text:p>0.860123452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796495956873315">
            <text:p>0.7964959569</text:p>
          </table:table-cell>
          <table:table-cell office:value-type="float" office:value="0.836891995319542">
            <text:p>0.836891995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73584905660377">
            <text:p>0.7735849057</text:p>
          </table:table-cell>
          <table:table-cell office:value-type="float" office:value="0.824819720323091">
            <text:p>0.824819720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61455525606469">
            <text:p>0.7614555256</text:p>
          </table:table-cell>
          <table:table-cell office:value-type="float" office:value="0.817433386593108">
            <text:p>0.817433386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46630727762803">
            <text:p>0.7466307278</text:p>
          </table:table-cell>
          <table:table-cell office:value-type="float" office:value="0.811881697295333">
            <text:p>0.811881697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26415094339623">
            <text:p>0.7264150943</text:p>
          </table:table-cell>
          <table:table-cell office:value-type="float" office:value="0.807070318988392">
            <text:p>0.8070703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11590296495957">
            <text:p>0.7115902965</text:p>
          </table:table-cell>
          <table:table-cell office:value-type="float" office:value="0.802418379039768">
            <text:p>0.80241837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90026954177898">
            <text:p>0.6900269542</text:p>
          </table:table-cell>
          <table:table-cell office:value-type="float" office:value="0.797529331741745">
            <text:p>0.797529331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75202156334232">
            <text:p>0.6752021563</text:p>
          </table:table-cell>
          <table:table-cell office:value-type="float" office:value="0.792103119633284">
            <text:p>0.7921031196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5633423180593">
            <text:p>0.6563342318</text:p>
          </table:table-cell>
          <table:table-cell office:value-type="float" office:value="0.785920317350105">
            <text:p>0.7859203174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42857142857143">
            <text:p>0.6428571429</text:p>
          </table:table-cell>
          <table:table-cell office:value-type="float" office:value="0.778849948450737">
            <text:p>0.778849948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29380053908356">
            <text:p>0.6293800539</text:p>
          </table:table-cell>
          <table:table-cell office:value-type="float" office:value="0.770862380314757">
            <text:p>0.77086238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61455525606469">
            <text:p>0.6145552561</text:p>
          </table:table-cell>
          <table:table-cell office:value-type="float" office:value="0.762028415404546">
            <text:p>0.762028415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594339622641509">
            <text:p>0.5943396226</text:p>
          </table:table-cell>
          <table:table-cell office:value-type="float" office:value="0.752499583936406">
            <text:p>0.752499583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58355795148248">
            <text:p>0.5835579515</text:p>
          </table:table-cell>
          <table:table-cell office:value-type="float" office:value="0.742482460397753">
            <text:p>0.7424824604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567385444743935">
            <text:p>0.5673854447</text:p>
          </table:table-cell>
          <table:table-cell office:value-type="float" office:value="0.732219083055491">
            <text:p>0.732219083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55256064690027">
            <text:p>0.5525606469</text:p>
          </table:table-cell>
          <table:table-cell office:value-type="float" office:value="0.721967883559028">
            <text:p>0.721967883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539083557951483">
            <text:p>0.539083558</text:p>
          </table:table-cell>
          <table:table-cell office:value-type="float" office:value="0.711965608910363">
            <text:p>0.711965608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520215633423181">
            <text:p>0.5202156334</text:p>
          </table:table-cell>
          <table:table-cell office:value-type="float" office:value="0.702378615435372">
            <text:p>0.7023786154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513477088948787">
            <text:p>0.5134770889</text:p>
          </table:table-cell>
          <table:table-cell office:value-type="float" office:value="0.693282622288437">
            <text:p>0.6932826223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491913746630728">
            <text:p>0.4919137466</text:p>
          </table:table-cell>
          <table:table-cell office:value-type="float" office:value="0.684680451271528">
            <text:p>0.6846804513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483827493261456">
            <text:p>0.4838274933</text:p>
          </table:table-cell>
          <table:table-cell office:value-type="float" office:value="0.676532394377737">
            <text:p>0.676532394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475741239892183">
            <text:p>0.4757412399</text:p>
          </table:table-cell>
          <table:table-cell office:value-type="float" office:value="0.668780276255033">
            <text:p>0.6687802763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46900269541779">
            <text:p>0.4690026954</text:p>
          </table:table-cell>
          <table:table-cell office:value-type="float" office:value="0.661362334041165">
            <text:p>0.661362334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460916442048518">
            <text:p>0.460916442</text:p>
          </table:table-cell>
          <table:table-cell office:value-type="float" office:value="0.654221558486062">
            <text:p>0.654221558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50134770889488">
            <text:p>0.4501347709</text:p>
          </table:table-cell>
          <table:table-cell office:value-type="float" office:value="0.647309953599258">
            <text:p>0.647309953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440700808625337">
            <text:p>0.4407008086</text:p>
          </table:table-cell>
          <table:table-cell office:value-type="float" office:value="0.640590167836524">
            <text:p>0.640590167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433962264150943">
            <text:p>0.4339622642</text:p>
          </table:table-cell>
          <table:table-cell office:value-type="float" office:value="0.634035359311498">
            <text:p>0.6340353593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420485175202156">
            <text:p>0.4204851752</text:p>
          </table:table-cell>
          <table:table-cell office:value-type="float" office:value="0.627627974368953">
            <text:p>0.6276279744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13746630727763">
            <text:p>0.4137466307</text:p>
          </table:table-cell>
          <table:table-cell office:value-type="float" office:value="0.621358036304958">
            <text:p>0.6213580363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412398921832884">
            <text:p>0.4123989218</text:p>
          </table:table-cell>
          <table:table-cell office:value-type="float" office:value="0.615221371184082">
            <text:p>0.615221371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412398921832884">
            <text:p>0.4123989218</text:p>
          </table:table-cell>
          <table:table-cell office:value-type="float" office:value="0.609217962434591">
            <text:p>0.6092179624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409703504043127">
            <text:p>0.409703504</text:p>
          </table:table-cell>
          <table:table-cell office:value-type="float" office:value="0.603350434302241">
            <text:p>0.603350434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400269541778976">
            <text:p>0.4002695418</text:p>
          </table:table-cell>
          <table:table-cell office:value-type="float" office:value="0.597622604976772">
            <text:p>0.59762260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398921832884097">
            <text:p>0.3989218329</text:p>
          </table:table-cell>
          <table:table-cell office:value-type="float" office:value="0.592038128819695">
            <text:p>0.5920381288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390835579514825">
            <text:p>0.3908355795</text:p>
          </table:table-cell>
          <table:table-cell office:value-type="float" office:value="0.586599366147763">
            <text:p>0.5865993661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384097035040431">
            <text:p>0.384097035</text:p>
          </table:table-cell>
          <table:table-cell office:value-type="float" office:value="0.581306650440756">
            <text:p>0.581306650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81401617250674">
            <text:p>0.3814016173</text:p>
          </table:table-cell>
          <table:table-cell office:value-type="float" office:value="0.576158029350022">
            <text:p>0.5761580294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378706199460916">
            <text:p>0.3787061995</text:p>
          </table:table-cell>
          <table:table-cell office:value-type="float" office:value="0.571149417187986">
            <text:p>0.5711494172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376010781671159">
            <text:p>0.3760107817</text:p>
          </table:table-cell>
          <table:table-cell office:value-type="float" office:value="0.566275011845053">
            <text:p>0.5662750118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369272237196765">
            <text:p>0.3692722372</text:p>
          </table:table-cell>
          <table:table-cell office:value-type="float" office:value="0.561527827583443">
            <text:p>0.5615278276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361185983827493">
            <text:p>0.3611859838</text:p>
          </table:table-cell>
          <table:table-cell office:value-type="float" office:value="0.556900241262537">
            <text:p>0.5569002413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357142857142857">
            <text:p>0.3571428571</text:p>
          </table:table-cell>
          <table:table-cell office:value-type="float" office:value="0.552384496660308">
            <text:p>0.5523844967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358490566037736">
            <text:p>0.358490566</text:p>
          </table:table-cell>
          <table:table-cell office:value-type="float" office:value="0.547973137373451">
            <text:p>0.5479731374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357142857142857">
            <text:p>0.3571428571</text:p>
          </table:table-cell>
          <table:table-cell office:value-type="float" office:value="0.543659346645852">
            <text:p>0.5436593466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357142857142857">
            <text:p>0.3571428571</text:p>
          </table:table-cell>
          <table:table-cell office:value-type="float" office:value="0.539437176007319">
            <text:p>0.539437176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353099730458221">
            <text:p>0.3530997305</text:p>
          </table:table-cell>
          <table:table-cell office:value-type="float" office:value="0.535301653409806">
            <text:p>0.5353016534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349056603773585">
            <text:p>0.3490566038</text:p>
          </table:table-cell>
          <table:table-cell office:value-type="float" office:value="0.531248776180928">
            <text:p>0.5312487762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347708894878706">
            <text:p>0.3477088949</text:p>
          </table:table-cell>
          <table:table-cell office:value-type="float" office:value="0.527275409233413">
            <text:p>0.5272754092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346361185983827">
            <text:p>0.346361186</text:p>
          </table:table-cell>
          <table:table-cell office:value-type="float" office:value="0.523379118943097">
            <text:p>0.5233791189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347708894878706">
            <text:p>0.3477088949</text:p>
          </table:table-cell>
          <table:table-cell office:value-type="float" office:value="0.519557975507373">
            <text:p>0.5195579755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349056603773585">
            <text:p>0.3490566038</text:p>
          </table:table-cell>
          <table:table-cell office:value-type="float" office:value="0.515810352610619">
            <text:p>0.5158103526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347708894878706">
            <text:p>0.3477088949</text:p>
          </table:table-cell>
          <table:table-cell office:value-type="float" office:value="0.51213474601807">
            <text:p>0.51213474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45013477088949">
            <text:p>0.3450134771</text:p>
          </table:table-cell>
          <table:table-cell office:value-type="float" office:value="0.508529625178214">
            <text:p>0.5085296252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4366576819407">
            <text:p>0.3436657682</text:p>
          </table:table-cell>
          <table:table-cell office:value-type="float" office:value="0.504993325306224">
            <text:p>0.5049933253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36927223719677">
            <text:p>0.3369272237</text:p>
          </table:table-cell>
          <table:table-cell office:value-type="float" office:value="0.50152398169502">
            <text:p>0.50152398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3288409703504">
            <text:p>0.332884097</text:p>
          </table:table-cell>
          <table:table-cell office:value-type="float" office:value="0.498119502907907">
            <text:p>0.4981195029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28840970350404">
            <text:p>0.3288409704</text:p>
          </table:table-cell>
          <table:table-cell office:value-type="float" office:value="0.494777575319853">
            <text:p>0.4947775753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26145552560647">
            <text:p>0.3261455526</text:p>
          </table:table-cell>
          <table:table-cell office:value-type="float" office:value="0.49149568888924">
            <text:p>0.4914956889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22102425876011">
            <text:p>0.3221024259</text:p>
          </table:table-cell>
          <table:table-cell office:value-type="float" office:value="0.488271173668167">
            <text:p>0.4882711737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318059299191375">
            <text:p>0.3180592992</text:p>
          </table:table-cell>
          <table:table-cell office:value-type="float" office:value="0.485101238439618">
            <text:p>0.4851012384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315363881401617">
            <text:p>0.3153638814</text:p>
          </table:table-cell>
          <table:table-cell office:value-type="float" office:value="0.481983006260682">
            <text:p>0.4819830063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1266846361186">
            <text:p>0.3126684636</text:p>
          </table:table-cell>
          <table:table-cell office:value-type="float" office:value="0.478913545276898">
            <text:p>0.4789135453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309973045822102">
            <text:p>0.3099730458</text:p>
          </table:table-cell>
          <table:table-cell office:value-type="float" office:value="0.4758898956877">
            <text:p>0.4758898957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307277628032345">
            <text:p>0.307277628</text:p>
          </table:table-cell>
          <table:table-cell office:value-type="float" office:value="0.472909094619318">
            <text:p>0.4729090946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30188679245283">
            <text:p>0.3018867925</text:p>
          </table:table-cell>
          <table:table-cell office:value-type="float" office:value="0.469968200211922">
            <text:p>0.469968200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300539083557951">
            <text:p>0.3005390836</text:p>
          </table:table-cell>
          <table:table-cell office:value-type="float" office:value="0.467064315257142">
            <text:p>0.4670643153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99191374663073">
            <text:p>0.2991913747</text:p>
          </table:table-cell>
          <table:table-cell office:value-type="float" office:value="0.464194609952317">
            <text:p>0.46419461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96495956873315">
            <text:p>0.2964959569</text:p>
          </table:table-cell>
          <table:table-cell office:value-type="float" office:value="0.461356343078098">
            <text:p>0.4613563431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95148247978437">
            <text:p>0.295148248</text:p>
          </table:table-cell>
          <table:table-cell office:value-type="float" office:value="0.458546881087844">
            <text:p>0.4585468811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96495956873315">
            <text:p>0.2964959569</text:p>
          </table:table-cell>
          <table:table-cell office:value-type="float" office:value="0.455763714989292">
            <text:p>0.455763715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93800539083558">
            <text:p>0.2938005391</text:p>
          </table:table-cell>
          <table:table-cell office:value-type="float" office:value="0.453004475290788">
            <text:p>0.4530044753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89757412398922">
            <text:p>0.2897574124</text:p>
          </table:table-cell>
          <table:table-cell office:value-type="float" office:value="0.450266945550212">
            <text:p>0.4502669456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89757412398922">
            <text:p>0.2897574124</text:p>
          </table:table-cell>
          <table:table-cell office:value-type="float" office:value="0.447549075149111">
            <text:p>0.447549075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288409703504043">
            <text:p>0.2884097035</text:p>
          </table:table-cell>
          <table:table-cell office:value-type="float" office:value="0.444848991799428">
            <text:p>0.4448489918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285714285714286">
            <text:p>0.2857142857</text:p>
          </table:table-cell>
          <table:table-cell office:value-type="float" office:value="0.442165013984615">
            <text:p>0.442165014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284366576819407">
            <text:p>0.2843665768</text:p>
          </table:table-cell>
          <table:table-cell office:value-type="float" office:value="0.439495663083438">
            <text:p>0.4394956631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280323450134771">
            <text:p>0.2803234501</text:p>
          </table:table-cell>
          <table:table-cell office:value-type="float" office:value="0.436839674408513">
            <text:p>0.4368396744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276280323450135">
            <text:p>0.2762803235</text:p>
          </table:table-cell>
          <table:table-cell office:value-type="float" office:value="0.434196005937177">
            <text:p>0.4341960059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272237196765499">
            <text:p>0.2722371968</text:p>
          </table:table-cell>
          <table:table-cell office:value-type="float" office:value="0.431563843265208">
            <text:p>0.431563843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27088948787062">
            <text:p>0.2708894879</text:p>
          </table:table-cell>
          <table:table-cell office:value-type="float" office:value="0.428942599408293">
            <text:p>0.428942599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269541778975741">
            <text:p>0.269541779</text:p>
          </table:table-cell>
          <table:table-cell office:value-type="float" office:value="0.426331908586171">
            <text:p>0.4263319086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268194070080862">
            <text:p>0.2681940701</text:p>
          </table:table-cell>
          <table:table-cell office:value-type="float" office:value="0.423731614002745">
            <text:p>0.423731614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69541778975741">
            <text:p>0.269541779</text:p>
          </table:table-cell>
          <table:table-cell office:value-type="float" office:value="0.421141750670795">
            <text:p>0.4211417507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268194070080862">
            <text:p>0.2681940701</text:p>
          </table:table-cell>
          <table:table-cell office:value-type="float" office:value="0.418562525175511">
            <text:p>0.4185625252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262803234501348">
            <text:p>0.2628032345</text:p>
          </table:table-cell>
          <table:table-cell office:value-type="float" office:value="0.415994294574094">
            <text:p>0.4159942946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258760107816712">
            <text:p>0.2587601078</text:p>
          </table:table-cell>
          <table:table-cell office:value-type="float" office:value="0.413437546214592">
            <text:p>0.4134375462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253369272237197">
            <text:p>0.2533692722</text:p>
          </table:table-cell>
          <table:table-cell office:value-type="float" office:value="0.410892879250561">
            <text:p>0.4108928793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252021563342318">
            <text:p>0.2520215633</text:p>
          </table:table-cell>
          <table:table-cell office:value-type="float" office:value="0.408360987417111">
            <text:p>0.4083609874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252021563342318">
            <text:p>0.2520215633</text:p>
          </table:table-cell>
          <table:table-cell office:value-type="float" office:value="0.405842641687162">
            <text:p>0.4058426417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250673854447439">
            <text:p>0.2506738544</text:p>
          </table:table-cell>
          <table:table-cell office:value-type="float" office:value="0.40333867108022">
            <text:p>0.4033386711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245283018867924">
            <text:p>0.2452830189</text:p>
          </table:table-cell>
          <table:table-cell office:value-type="float" office:value="0.400849940231034">
            <text:p>0.4008499402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242587601078167">
            <text:p>0.2425876011</text:p>
          </table:table-cell>
          <table:table-cell office:value-type="float" office:value="0.398377323179575">
            <text:p>0.398377323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241239892183288">
            <text:p>0.2412398922</text:p>
          </table:table-cell>
          <table:table-cell office:value-type="float" office:value="0.39592167391371">
            <text:p>0.39592167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6T18:15:41</dc:date>
    <dc:creator>Stephen Clarkson</dc:creator>
    <meta:document-statistic meta:table-count="1" meta:cell-count="306" meta:object-count="0"/>
    <meta:generator>LibreOffice/3.5$Linux_X86_64 LibreOffice_project/350m1$Build-2</meta:generator>
  </office:meta>
</office:document-meta>
</file>